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18.42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12.86mm" fo:break-before="auto" style:use-optimal-row-height="true"/>
    </style:style>
    <style:style style:name="ro7" style:family="table-row">
      <style:table-row-properties style:row-height="21.06mm" fo:break-before="auto" style:use-optimal-row-height="true"/>
    </style:style>
    <style:style style:name="ro8" style:family="table-row">
      <style:table-row-properties style:row-height="9.65mm" fo:break-before="auto" style:use-optimal-row-height="true"/>
    </style:style>
    <style:style style:name="ro9" style:family="table-row">
      <style:table-row-properties style:row-height="16.95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00"/>
      <style:text-properties fo:color="#000000"/>
    </style:style>
    <style:style style:name="ce18" style:family="table-cell" style:parent-style-name="Default">
      <style:table-cell-properties fo:background-color="#ff8080"/>
      <style:text-properties fo:color="#000000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ce22" style:family="table-cell" style:parent-style-name="Default">
      <style:table-cell-properties fo:background-color="#00ccff"/>
    </style:style>
    <style:style style:name="ce23" style:family="table-cell" style:parent-style-name="Default">
      <style:text-properties fo:color="#ff8080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able-cell-properties fo:background-color="#ff66ff"/>
      <style:text-properties fo:color="#0000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31" style:family="table-cell" style:parent-style-name="Default">
      <style:table-cell-properties fo:background-color="#ff9999"/>
    </style:style>
    <style:style style:name="ce32" style:family="table-cell" style:parent-style-name="Default">
      <style:table-cell-properties fo:background-color="#66ff66"/>
    </style:style>
    <style:style style:name="ce33" style:family="table-cell" style:parent-style-name="Default">
      <style:table-cell-properties fo:background-color="#ff99ff"/>
    </style:style>
    <style:style style:name="ce34" style:family="table-cell" style:parent-style-name="Default">
      <style:table-cell-properties fo:wrap-option="wrap"/>
      <style:text-properties fo:hyphenate="false"/>
    </style:style>
    <style:style style:name="ce3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fo:hyphenate="false"/>
    </style:style>
    <style:style style:name="ce3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fo:hyphenate="false"/>
    </style:style>
    <style:style style:name="ce4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fo:hyphenate="false"/>
    </style:style>
    <style:style style:name="ce4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3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3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520];LEN([.$B$3]))=[.$B$3];VALUE(MID([.C11:.N1520];LEN([.$B$3])+1;1024));&quot;&quot;))" office:value-type="float" office:value="285" calcext:value-type="float">
            <text:p>285</text:p>
          </table:table-cell>
          <table:table-cell table:number-columns-repeated="15"/>
          <table:table-cell table:style-name="ce26"/>
          <table:table-cell/>
          <table:table-cell table:style-name="ce2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520];[.$B$3]&amp;[.$B$6])" office:value-type="float" office:value="0" calcext:value-type="float">
            <text:p>0</text:p>
          </table:table-cell>
          <table:table-cell table:style-name="ce1" table:formula="of:=COUNTIF([.D11:.D1520];[.$B$3]&amp;[.$B$6])" office:value-type="float" office:value="1" calcext:value-type="float">
            <text:p>1</text:p>
          </table:table-cell>
          <table:table-cell table:style-name="ce1" table:formula="of:=COUNTIF([.E11:.E1520];[.$B$3]&amp;[.$B$6])" office:value-type="float" office:value="0" calcext:value-type="float">
            <text:p>0</text:p>
          </table:table-cell>
          <table:table-cell table:style-name="ce1" table:formula="of:=COUNTIF([.F11:.F1520];[.$B$3]&amp;[.$B$6])" office:value-type="float" office:value="0" calcext:value-type="float">
            <text:p>0</text:p>
          </table:table-cell>
          <table:table-cell table:style-name="ce1" table:formula="of:=COUNTIF([.G11:.G1520];[.$B$3]&amp;[.$B$6])" office:value-type="float" office:value="0" calcext:value-type="float">
            <text:p>0</text:p>
          </table:table-cell>
          <table:table-cell table:style-name="ce1" table:formula="of:=COUNTIF([.H11:.H1520];[.$B$3]&amp;[.$B$6])" office:value-type="float" office:value="0" calcext:value-type="float">
            <text:p>0</text:p>
          </table:table-cell>
          <table:table-cell table:style-name="ce1" table:formula="of:=COUNTIF([.I11:.I1520];[.$B$3]&amp;[.$B$6])" office:value-type="float" office:value="0" calcext:value-type="float">
            <text:p>0</text:p>
          </table:table-cell>
          <table:table-cell table:style-name="ce1" table:formula="of:=COUNTIF([.J11:.J1520];[.$B$3]&amp;[.$B$6])" office:value-type="float" office:value="0" calcext:value-type="float">
            <text:p>0</text:p>
          </table:table-cell>
          <table:table-cell table:style-name="ce1" table:formula="of:=COUNTIF([.K11:.K1520];[.$B$3]&amp;[.$B$6])" office:value-type="float" office:value="0" calcext:value-type="float">
            <text:p>0</text:p>
          </table:table-cell>
          <table:table-cell table:style-name="ce1" table:formula="of:=COUNTIF([.L11:.L1520];[.$B$3]&amp;[.$B$6])" office:value-type="float" office:value="0" calcext:value-type="float">
            <text:p>0</text:p>
          </table:table-cell>
          <table:table-cell table:style-name="ce1" table:formula="of:=COUNTIF([.M11:.M1520];[.$B$3]&amp;[.$B$6])" office:value-type="float" office:value="0" calcext:value-type="float">
            <text:p>0</text:p>
          </table:table-cell>
          <table:table-cell table:style-name="ce1" table:formula="of:=COUNTIF([.N11:.N1520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style-name="ce22" office:value-type="string" calcext:value-type="string">
            <text:p>Speech</text:p>
          </table:table-cell>
          <table:table-cell table:number-columns-repeated="7"/>
          <table:table-cell table:style-name="ce3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5"/>
          <table:table-cell table:style-name="ce2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3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30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INTERNETSUCHE Suchmaschine</text:p>
          </table:table-cell>
          <table:table-cell table:style-name="ce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Webpage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5" calcext:value-type="float">
            <text:p>285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6" table:number-columns-repeated="3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22" office:value-type="string" calcext:value-type="string">
            <text:p>Speech</text:p>
          </table:table-cell>
          <table:table-cell/>
          <table:table-cell table:style-name="ce27"/>
          <table:table-cell table:style-name="ce26" table:number-columns-repeated="2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5" calcext:value-type="float">
            <text:p>285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22" office:value-type="string" calcext:value-type="string">
            <text:p>Spee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5" calcext:value-type="float">
            <text:p>285</text:p>
          </table:table-cell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8" office:value-type="string" calcext:value-type="string">
            <text:p>SCRIPTS SCHREIBEN für Sprachoutput!!!!!</text:p>
          </table:table-cell>
          <table:table-cell table:style-name="ce29"/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1" office:value-type="string" calcext:value-type="string">
            <text:p>J_w8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1" office:value-type="string" calcext:value-type="string">
            <text:p>J_w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6"/>
          <table:table-cell table:style-name="ce26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5" calcext:value-type="float">
            <text:p>285</text:p>
          </table:table-cell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JUKEBOX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5" calcext:value-type="float">
            <text:p>285</text:p>
          </table:table-cell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KONSOLEN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8"/>
          <table:table-cell table:style-name="ce21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1" office:value-type="string" calcext:value-type="string">
            <text:p>J_w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Übersetzungen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hunderbirdsteuerung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1" office:value-type="string" calcext:value-type="string">
            <text:p>J_w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Mypaint Steuerung</text:p>
          </table:table-cell>
          <table:table-cell table:style-name="ce17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reh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4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inpas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reihan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6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reis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7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i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pett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mierblock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lein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röß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ückgängig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ro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iegel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urücksetz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8:.N93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arb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84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oom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formula="of:=[.B6]" office:value-type="float" office:value="285" calcext:value-type="float">
            <text:p>285</text:p>
          </table:table-cell>
          <table:table-cell table:formula="of:=COUNTIF([.C944:.N944];[.$B$3]&amp;[.$B$6])" office:value-type="float" office:value="0" calcext:value-type="float">
            <text:p>0</text:p>
          </table:table-cell>
          <table:table-cell table:style-name="ce17" office:value-type="string" calcext:value-type="string">
            <text:p>Calibre Steuerung</text:p>
          </table:table-cell>
          <table:table-cell table:style-name="ce17"/>
          <table:table-cell table:style-name="ce23"/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21" office:value-type="string" calcext:value-type="string">
            <text:p>J_w7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21" office:value-type="string" calcext:value-type="string">
            <text:p>J_w81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Textmacro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85" calcext:value-type="float">
            <text:p>285</text:p>
          </table:table-cell>
          <table:table-cell table:formula="of:=COUNTIF([.C1076:.N10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Serienjunkie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85" calcext:value-type="float">
            <text:p>285</text:p>
          </table:table-cell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table:number-columns-repeated="4"/>
          <table:table-cell table:style-name="ce24"/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table:number-columns-repeated="3"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6</text:p>
          </table:table-cell>
          <table:table-cell table:style-name="ce24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18</text:p>
          </table:table-cell>
          <table:table-cell table:style-name="ce24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24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4" office:value-type="string" calcext:value-type="string">
            <text:p>J_w215</text:p>
          </table:table-cell>
          <table:table-cell table:style-name="ce24" office:value-type="string" calcext:value-type="string">
            <text:p>J_w224</text:p>
          </table:table-cell>
          <table:table-cell table:style-name="ce24" office:value-type="string" calcext:value-type="string">
            <text:p>J_w225</text:p>
          </table:table-cell>
          <table:table-cell table:style-name="ce24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5" office:value-type="string" calcext:value-type="string">
            <text:p><text:s/>Wort fehlt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Diktat Scenario</text:p>
          </table:table-cell>
          <table:table-cell table:style-name="ce16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Fillmtipp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85" calcext:value-type="float">
            <text:p>285</text:p>
          </table:table-cell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3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table:style-name="ce18" office:value-type="string" calcext:value-type="string">
            <text:p>ScienceNews</text:p>
          </table:table-cell>
          <table:table-cell table:number-columns-repeated="9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424:.N1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table:formula="of:=[.B6]" office:value-type="float" office:value="285" calcext:value-type="float">
            <text:p>285</text:p>
          </table:table-cell>
          <table:table-cell table:formula="of:=COUNTIF([.C1425:.N142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/>
          <table:table-cell table:formula="of:=COUNTIF([.C1427:.N1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table:style-name="ce19" office:value-type="string" calcext:value-type="string">
            <text:p>Reiseverbindungen</text:p>
          </table:table-cell>
          <table:table-cell table:style-name="ce19"/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5:.N1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6:.N144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7:.N1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8:.N1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3:.N148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4:.N148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5:.N14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6:.N148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6:.N1496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7:.N149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8:.N1498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499:.N149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0:.N1500];[.$B$3]&amp;[.$B$6])" office:value-type="float" office:value="0" calcext:value-type="float">
            <text:p>0</text:p>
          </table:table-cell>
          <table:table-cell table:number-columns-repeated="10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1:.N150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20" table:number-columns-repeated="2"/>
          <table:table-cell table:number-columns-repeated="7"/>
        </table:table-row>
        <table:table-row table:style-name="ro1">
          <table:table-cell/>
          <table:table-cell table:formula="of:=COUNTIF([.C1502:.N150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03:.N150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04:.N150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05:.N150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06:.N150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07:.N150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08:.N150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09:.N150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0:.N151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1:.N1511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2:.N1512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3:.N1513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4:.N1514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5:.N1515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6:.N1516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7:.N1517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8:.N1518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19:.N1519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>
          <table:table-cell/>
          <table:table-cell table:formula="of:=COUNTIF([.C1520:.N1520];[.$B$3]&amp;[.$B$6])" office:value-type="float" office:value="0" calcext:value-type="float">
            <text:p>0</text:p>
          </table:table-cell>
          <table:table-cell table:style-name="ce20" table:number-columns-repeated="12"/>
          <table:table-cell table:number-columns-repeated="7"/>
        </table:table-row>
        <table:table-row table:style-name="ro1" table:number-rows-repeated="1047050">
          <table:table-cell table:number-columns-repeated="21"/>
        </table:table-row>
        <table:table-row table:style-name="ro3" table:number-rows-repeated="5">
          <table:table-cell table:number-columns-repeated="21"/>
        </table:table-row>
        <table:table-row table:style-name="ro3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5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6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8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7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8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1:37:00.323745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0-28T12:54:09.105197346</dc:date>
    <meta:editing-duration>PT20H40M32S</meta:editing-duration>
    <meta:editing-cycles>184</meta:editing-cycles>
    <meta:generator>LibreOffice/4.4.5.2$Linux_X86_64 LibreOffice_project/40m0$Build-2</meta:generator>
    <meta:document-statistic meta:table-count="3" meta:cell-count="5832" meta:object-count="0"/>
  </office:meta>
</office:document-meta>
</file>